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8724" table:style-name="ce1">
            <text:p>8724</text:p>
          </table:table-cell>
          <table:table-cell table:number-columns-repeated="16380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669999999999999E-2" table:style-name="ce1">
            <text:p>0.01867</text:p>
          </table:table-cell>
          <table:table-cell table:number-columns-repeated="16381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81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16381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81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16381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16381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16381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(s) Connor Wheeler</meta:initial-creator>
    <dc:creator>Connor Wheeler</dc:creator>
    <meta:creation-date>2018-01-02T22:15:01Z</meta:creation-date>
    <dc:date>2018-01-03T20:33:44Z</dc:date>
  </office:meta>
</office:document-meta>
</file>